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5.877cm"/>
    </style:style>
    <style:style style:name="P1" style:family="paragraph">
      <style:paragraph-properties fo:margin-top="0.3cm" fo:margin-bottom="0cm"/>
    </style:style>
    <style:style style:name="P2" style:family="paragraph">
      <style:paragraph-properties fo:margin-top="0.3cm" fo:margin-bottom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From C++ to Python</text:span></text:p>
            <text:p>Mark Locket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subtitle">
          <draw:text-box>
            <text:p>Programmer since 1999</text:p>
            <text:p>Mostly Windows Desktop apps VB6/VC++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so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2">MacOS classic, Turbo Pascal for 16 bit Windows, Visual Basic 6, Visual C++,</text:span></text:p>
            <text:p><text:span text:style-name="T2">XSLT, PHP, C# - ASP.NET, C# Winforms, Palm OS, Windows Mobile 6 C++, Android (Java), Android (Python/Kivy), </text:span></text:p>
            <text:p><text:span text:style-name="T2">Python Twisted, PYJS, Django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so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Was tech cofounder of startup OscarPOS</text:p>
            <text:p text:style-name="P1">Oct 07 to May 15</text:p>
            <text:p text:style-name="P1">Started Delivery Engine as ecommerce spin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ing future of POS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Make everything as cheap as possible</text:p>
            <text:list text:style-name="L1">
              <text:list-item>
                <text:p text:style-name="P1">Replace x86/Windows with ARM/Android</text:p>
              </text:list-item>
              <text:list-item>
                <text:p text:style-name="P1">Replace C++ with Python</text:p>
              </text:list-item>
              <text:list-item>
                <text:p text:style-name="P1">Remove need for a server</text:p>
                <text:p text:style-name="P1">(Distributed databa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ing future of POS pt 2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We want remote access but</text:p>
            <text:p text:style-name="P1">we don't want the cloud!!</text:p>
            <text:p text:style-name="P1">Keep user data on local PC – run proxy in the cloud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Python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Context switches are expensive.</text:p>
            <text:p text:style-name="P1">Standard web and mobile stack need seven skills</text:p>
            <text:p text:style-name="P1">Django, HTML, Javascript, CSS, SQL</text:p>
            <text:p text:style-name="P1">Swift (iOS) and Java (Android)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Python pt2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Need a language that is fast to develop</text:p>
            <text:p text:style-name="P1">And can do everything</text:p>
            <text:p text:style-name="P1">Twisted + PYJS + Kivy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PYJS?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Port of GWT to Python</text:p>
            <text:p text:style-name="P1">Python to Javascript translator</text:p>
            <text:p text:style-name="P1">Library make web apps like desktop apps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is it better?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Frontend is a program written in Python</text:p>
            <text:p text:style-name="P1">Loads data it needs from the backend.</text:p>
            <text:p text:style-name="P1">Processes it and draws UI</text:p>
            <text:p text:style-name="P1">programmically in front end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is it better? Pt 2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Faster</text:p>
            <text:p text:style-name="P1">More secure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transport data around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Turn all classes in dicts and lists, turn those into JSON and ship around and reassemble on the other side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transport data around pt 2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product = Product()</text:p>
            <text:p text:style-name="P1">product.name = "Pizza"</text:p>
            <text:p text:style-name="P1">product.price = 1350 #=$13.50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transport data around pt 3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Turn in a dict</text:span></text:p>
            <text:p text:style-name="P1"><text:span text:style-name="T3"/></text:p>
            <text:p text:style-name="P1"><text:span text:style-name="T3">{"classname":"Product",</text:span></text:p>
            <text:p text:style-name="P1"><text:span text:style-name="T3">"id":"60c369a0-2d6f-4a25-980b-327517d05d3b",</text:span></text:p>
            <text:p text:style-name="P1"><text:span text:style-name="T3">"name":"Pizza",</text:span></text:p>
            <text:p text:style-name="P1"><text:span text:style-name="T3">"price":1350}</text:span></text:p>
            <text:p text:style-name="P1"><text:span text:style-name="T3"/></text:p>
            <text:p text:style-name="P1"><text:span text:style-name="T3">Then into JSON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es the UI work?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How can you work without a JS framework?</text:span></text:p>
            <text:p text:style-name="P1"><text:span text:style-name="T3">Or jquery?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uild the UI in code</text:p>
          </draw:text-box>
        </draw:frame>
        <draw:frame presentation:style-name="pr5" draw:text-style-name="P5" draw:layer="layout" svg:width="25.199cm" svg:height="15.877cm" svg:x="1.4cm" svg:y="4.117cm" presentation:class="subtitle" presentation:user-transformed="true">
          <draw:text-box>
            <text:p text:style-name="P4"><text:span text:style-name="T4"><text:s text:c="4"/></text:span><text:span text:style-name="T4">def FillSearchResultList(self, l):</text:span></text:p>
            <text:p text:style-name="P4"><text:span text:style-name="T4"><text:s text:c="8"/></text:span><text:span text:style-name="T4">panelutils.ClearAllWidgets(self.vpanel2)</text:span></text:p>
            <text:p text:style-name="P4"><text:span text:style-name="T4"><text:s text:c="8"/></text:span><text:span text:style-name="T4">#Display all the products choosen</text:span></text:p>
            <text:p text:style-name="P4"><text:span text:style-name="T4"><text:s text:c="8"/></text:span><text:span text:style-name="T4">for obj in l:</text:span></text:p>
            <text:p text:style-name="P4"><text:span text:style-name="T4"><text:s text:c="12"/></text:span><text:span text:style-name="T4">if isinstance(obj, Product):</text:span></text:p>
            <text:p text:style-name="P4"><text:span text:style-name="T4"><text:s text:c="16"/></text:span><text:span text:style-name="T4">b = Button(obj.GetDisplayName(), StyleName='btn btn-success')</text:span></text:p>
            <text:p text:style-name="P4"><text:span text:style-name="T4"><text:s text:c="16"/></text:span><text:span text:style-name="T4">b.product = obj</text:span></text:p>
            <text:p text:style-name="P4"><text:span text:style-name="T4"><text:s text:c="16"/></text:span><text:span text:style-name="T4">b.addClickListener(getattr(self, "OnProductClick"))</text:span></text:p>
            <text:p text:style-name="P4"><text:span text:style-name="T4"><text:s text:c="16"/></text:span><text:span text:style-name="T4">b.setWidth("400px")</text:span></text:p>
            <text:p text:style-name="P4"><text:span text:style-name="T4"><text:s text:c="16"/></text:span><text:span text:style-name="T4">self.vpanel2.add(b)</text:span></text:p>
            <text:p text:style-name="P4"><text:span text:style-name="T4"><text:s text:c="12"/></text:span><text:span text:style-name="T4">elif isinstance(obj, Group):</text:span></text:p>
            <text:p text:style-name="P4"><text:span text:style-name="T4"><text:s text:c="16"/></text:span><text:span text:style-name="T4">b = Button(obj.name, StyleName='btn btn-success')</text:span></text:p>
            <text:p text:style-name="P4"><text:span text:style-name="T4"><text:s text:c="16"/></text:span><text:span text:style-name="T4">b.group = obj</text:span></text:p>
            <text:p text:style-name="P4"><text:span text:style-name="T4"><text:s text:c="16"/></text:span><text:span text:style-name="T4">b.addClickListener(getattr(self, "OnGroupClick"))</text:span></text:p>
            <text:p text:style-name="P4"><text:span text:style-name="T4"><text:s text:c="16"/></text:span><text:span text:style-name="T4">b.setWidth("400px")</text:span></text:p>
            <text:p text:style-name="P4"><text:span text:style-name="T4"><text:s text:c="16"/></text:span><text:span text:style-name="T4">self.vpanel2.add(b)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tributed Databases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Two (or more) POS terminals need to exchange data.</text:span></text:p>
            <text:p text:style-name="P1"><text:span text:style-name="T3">Unreliable connections</text:span></text:p>
            <text:p text:style-name="P1"><text:span text:style-name="T3">Possibly slow.</text:span></text:p>
            <text:p text:style-name="P1"><text:span text:style-name="T3"/></text:p>
            <text:p text:style-name="P1"><text:span text:style-name="T3">Database works like 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tributed Databases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Two (or more) POS terminals need to exchange data.</text:span></text:p>
            <text:p text:style-name="P1"><text:span text:style-name="T3">Unreliable connections</text:span></text:p>
            <text:p text:style-name="P1"><text:span text:style-name="T3">Possibly slow.</text:span></text:p>
            <text:p text:style-name="P1"><text:span text:style-name="T3"/></text:p>
            <text:p text:style-name="P1"><text:span text:style-name="T3">Database works like 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gatives of PYJS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Not actually 100% Python</text:span></text:p>
            <text:p text:style-name="P1"><text:span text:style-name="T3">Old – emulates Python 2</text:span></text:p>
            <text:p text:style-name="P1"><text:span text:style-name="T3">Not much new features in years</text:span></text:p>
            <text:p text:style-name="P1"><text:span text:style-name="T3">Missing stuff (eg defaultdict)</text:span></text:p>
            <text:p text:style-name="P1"><text:span text:style-name="T3"/></text:p>
            <text:p text:style-name="P1"><text:span text:style-name="T3">In reality a 'Python-like'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next?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Keep working on distributed database tech</text:span></text:p>
            <text:p text:style-name="P1"><text:span text:style-name="T3"/></text:p>
            <text:p text:style-name="P1"><text:span text:style-name="T3">JSON query and storage in DB backend</text:span></text:p>
            <text:p text:style-name="P1"><text:span text:style-name="T3"/></text:p>
            <text:p text:style-name="P1"><text:span text:style-name="T3">Delivery Engine 90% 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Demo</text:p>
          </draw:text-box>
        </draw:frame>
        <draw:frame presentation:style-name="pr5" draw:text-style-name="P2" draw:layer="layout" svg:width="25.199cm" svg:height="15.877cm" svg:x="1.4cm" svg:y="4.123cm" presentation:class="subtitle" presentation:user-transformed="true">
          <draw:text-box>
            <text:p text:style-name="P1"><text:span text:style-name="T3">triangles.deliveryengine.net</text:span></text:p>
            <text:p text:style-name="P1"><text:span text:style-name="T3"/></text:p>
            <text:p text:style-name="P1"><text:span text:style-name="T3">https://github.com/mlockett42/pypd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0:57:32.347376582</meta:creation-date>
    <dc:date>2016-05-31T23:57:42.897616819</dc:date>
    <meta:editing-duration>PT1H52M18S</meta:editing-duration>
    <meta:editing-cycles>6</meta:editing-cycles>
    <meta:generator>LibreOffice/4.2.8.2$Linux_X86_64 LibreOffice_project/420m0$Build-2</meta:generator>
    <meta:document-statistic meta:object-count="104"/>
  </office:meta>
</office:document-meta>
</file>